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8e4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8e4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8e4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8e4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8e4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8e4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8e4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8e4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8e4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8e4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8e4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8e4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8e4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8e4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8e4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8e4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8e4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amila De Jesus Rosal Silv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7/12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84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nrique De Jesus Rosal Pa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546930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9.9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80" meta:character-count="1172" meta:non-whitespace-character-count="1002"/>
    <meta:template xlink:type="simple" xlink:actuate="onRequest" xlink:title="Normal" xlink:href=""/>
  </office:meta>
</office:document-meta>
</file>